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05in" fo:padding-bottom="0.05in" fo:padding-left="0.1in" fo:padding-right="0.1in" draw:textarea-vertical-align="middle" draw:textarea-horizontal-align="center" draw:fill="gradient" draw:fill-gradient-name="a362" draw:stroke="none" draw:auto-grow-width="false" draw:auto-grow-height="false" draw:decorative="true" style:protect="position siz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Aptos Display" fo:font-size="0.77778in" style:font-size-asian="0.77778in" style:font-size-complex="0.7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3">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09">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7">
      <style:graphic-properties draw:fill="none" draw:stroke="solid" svg:stroke-width="0.02778in" svg:stroke-color="#ffffff" svg:stroke-opacity="100%" draw:stroke-linejoin="bevel" svg:stroke-linecap="square" draw:decorative="true" style:protect="position siz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Display" style:font-family-asian="Roboto" style:font-family-complex="Roboto"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ptos Display" style:font-family-asian="Roboto" style:font-family-complex="Roboto"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ptos Display" style:font-family-asian="Roboto" style:font-family-complex="Roboto"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Display" style:font-family-asian="Roboto" style:font-family-complex="Roboto"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ptos Display" style:font-family-asian="Roboto" style:font-family-complex="Roboto"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ptos Display" style:font-family-asian="Roboto" style:font-family-complex="Roboto"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Display" style:font-family-asian="Roboto" style:font-family-complex="Roboto"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ptos Display" style:font-family-asian="Roboto" style:font-family-complex="Roboto"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262626" style:text-line-through-type="none" style:text-line-through-style="none" style:text-line-through-width="auto" style:text-line-through-color="font-color" style:text-position="0% 100%" fo:font-family="Times New Roman" style:font-family-asian="Open Sans" style:font-family-complex="Open San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ptos Display" style:font-family-asian="Roboto" style:font-family-complex="Roboto"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Display" style:font-family-asian="Roboto" style:font-family-complex="Roboto"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imes New Roman" style:font-family-asian="Aptos" style:font-family-complex="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359" draw:master-page-name="Master1-Layout1-title-Титульный-слайд" presentation:presentation-page-layout-name="Master1-PPL1" draw:id="Slide-256">
        <draw:custom-shape svg:x="0in" svg:y="0in" svg:width="13.33333in" svg:height="7.5in" draw:id="id63" draw:style-name="a363" draw:name="Rectangle 7">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frame draw:id="id64" presentation:style-name="a366" draw:name="Заголовок 1" svg:x="1.42308in" svg:y="0.6453in" svg:width="5.91607in" svg:height="3.1047in" presentation:class="title" presentation:placeholder="false">
          <draw:text-box>
            <text:p text:style-name="a365" text:class-names="" text:cond-style-name=""><text:span text:style-name="a364" text:class-names="">WorkCase_V2</text:span></text:p>
          </draw:text-box>
          <svg:title/>
          <svg:desc/>
        </draw:frame>
        <draw:frame draw:id="id65" presentation:style-name="a367" draw:name="Подзаголовок 2" svg:x="6.17021in" svg:y="5.13847in" svg:width="5.56502in" svg:height="1.31028in" presentation:class="subtitle" presentation:placeholder="true">
          <draw:text-box/>
          <svg:title/>
          <svg:desc/>
        </draw:frame>
        <draw:custom-shape svg:x="7.45582in" svg:y="3.00147in" svg:width="0.15205in" svg:height="0.15205in" draw:id="id66" draw:style-name="a370" draw:name="Graphic 13">
          <svg:title/>
          <svg:desc/>
          <text:p text:style-name="a369" text:class-names="" text:cond-style-name=""><text:span text:style-name="a368" text:class-names=""/></text:p>
          <draw:enhanced-geometry xmlns:dr3d="urn:oasis:names:tc:opendocument:xmlns:dr3d:1.0" draw:type="non-primitive" svg:viewBox="0 0 139038 139038" draw:enhanced-path="M 129601 60082 L 78956 60082 78956 9437 C 78956 4225 74731 0 69519 0 64307 0 60082 4225 60082 9437 L 60082 60082 9437 60082 C 4225 60082 0 64307 0 69519 0 74731 4225 78956 9437 78956 L 60082 78956 60082 129601 C 60082 134813 64307 139038 69519 139038 74731 139038 78956 134813 78956 129601 L 78956 78956 129601 78956 C 134813 78956 139038 74731 139038 69519 139038 64307 134813 60082 129601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8"/>
            <draw:equation draw:name="f7" draw:formula="?f4 / 139038"/>
            <draw:equation draw:name="f8" draw:formula="129601 * ?f5 / 139038"/>
            <draw:equation draw:name="f9" draw:formula="60082 * ?f4 / 139038"/>
            <draw:equation draw:name="f10" draw:formula="78956 * ?f5 / 139038"/>
            <draw:equation draw:name="f11" draw:formula="9437 * ?f4 / 139038"/>
            <draw:equation draw:name="f12" draw:formula="69519 * ?f5 / 139038"/>
            <draw:equation draw:name="f13" draw:formula="0 * ?f4 / 139038"/>
            <draw:equation draw:name="f14" draw:formula="60082 * ?f5 / 139038"/>
            <draw:equation draw:name="f15" draw:formula="9437 * ?f5 / 139038"/>
            <draw:equation draw:name="f16" draw:formula="0 * ?f5 / 139038"/>
            <draw:equation draw:name="f17" draw:formula="69519 * ?f4 / 139038"/>
            <draw:equation draw:name="f18" draw:formula="78956 * ?f4 / 139038"/>
            <draw:equation draw:name="f19" draw:formula="129601 * ?f4 / 139038"/>
            <draw:equation draw:name="f20" draw:formula="139038 * ?f4 / 139038"/>
            <draw:equation draw:name="f21" draw:formula="139038 * ?f5 / 13903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7.84818in" svg:y="3.25223in" svg:width="0.09967in" svg:height="0.09967in" draw:id="id67" draw:style-name="a373" draw:name="Graphic 12">
          <svg:title/>
          <svg:desc/>
          <text:p text:style-name="a372" text:class-names="" text:cond-style-name=""><text:span text:style-name="a371"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7.43883in" svg:y="3.49767in" svg:width="0.13967in" svg:height="0.13967in" draw:id="id68" draw:style-name="a376" draw:name="Graphic 15">
          <svg:title/>
          <svg:desc/>
          <text:p text:style-name="a375" text:class-names="" text:cond-style-name=""><text:span text:style-name="a374" text:class-names=""/></text:p>
          <draw:enhanced-geometry xmlns:dr3d="urn:oasis:names:tc:opendocument:xmlns:dr3d:1.0" draw:type="non-primitive" svg:viewBox="0 0 127713 127713" draw:enhanced-path="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3"/>
            <draw:equation draw:name="f7" draw:formula="?f4 / 127713"/>
            <draw:equation draw:name="f8" draw:formula="63857 * ?f5 / 127713"/>
            <draw:equation draw:name="f9" draw:formula="18874 * ?f4 / 127713"/>
            <draw:equation draw:name="f10" draw:formula="108839 * ?f5 / 127713"/>
            <draw:equation draw:name="f11" draw:formula="63857 * ?f4 / 127713"/>
            <draw:equation draw:name="f12" draw:formula="108839 * ?f4 / 127713"/>
            <draw:equation draw:name="f13" draw:formula="18874 * ?f5 / 127713"/>
            <draw:equation draw:name="f14" draw:formula="0 * ?f4 / 127713"/>
            <draw:equation draw:name="f15" draw:formula="0 * ?f5 / 127713"/>
            <draw:equation draw:name="f16" draw:formula="127713 * ?f4 / 127713"/>
            <draw:equation draw:name="f17" draw:formula="127713 * ?f5 / 127713"/>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onnector draw:type="line" svg:x1="1.42308in" svg:y1="3.82362in" svg:x2="1.42308in" svg:y2="7.49029in" draw:id="id69" draw:style-name="a377" draw:name="Straight Connector 15">
          <svg:title/>
          <svg:desc/>
        </draw:connector>
      </draw:page>
      <draw:page draw:name="Slide2" draw:style-name="a378" draw:master-page-name="Master1-Layout2-obj-Заголовок-и-объект" presentation:presentation-page-layout-name="Master1-PPL2" draw:id="Slide-257">
        <draw:frame draw:id="id70" presentation:style-name="a386" draw:name="Заголовок 1" svg:x="0.91667in" svg:y="0.39931in" svg:width="11.5in" svg:height="1.44965in" presentation:class="title" presentation:placeholder="false">
          <draw:text-box>
            <text:p text:style-name="a385" text:class-names="" text:cond-style-name=""><text:span text:style-name="a379" text:class-names="">Створення</text:span><text:span text:style-name="a380" text:class-names=""><text:s text:c="1"/></text:span><text:span text:style-name="a381" text:class-names="">віртуальної</text:span><text:span text:style-name="a382" text:class-names=""><text:s text:c="1"/></text:span><text:span text:style-name="a383" text:class-names="">машини</text:span><text:span text:style-name="a384" text:class-names=""><text:s text:c="1"/></text:span></text:p>
          </draw:text-box>
          <svg:title/>
          <svg:desc/>
        </draw:frame>
        <draw:frame draw:id="id71" presentation:style-name="a520" draw:name="Объект 2" svg:x="0.91667in" svg:y="1.99653in" svg:width="11.5in" svg:height="4.75868in" presentation:class="outline" presentation:placeholder="false">
          <draw:text-box>
            <text:list text:style-name="a397">
              <text:list-item>
                <text:p text:style-name="a396" text:class-names="" text:cond-style-name=""><text:span text:style-name="a387" text:class-names="">Натисніть</text:span><text:span text:style-name="a388" text:class-names=""><text:s text:c="1"/>«</text:span><text:span text:style-name="a389" text:class-names="">Створити</text:span><text:span text:style-name="a390" text:class-names="">» у<text:s text:c="1"/></text:span><text:span text:style-name="a391" text:class-names="">вікні</text:span><text:span text:style-name="a392" text:class-names=""><text:s text:c="1"/></text:span><text:span text:style-name="a393" text:class-names="">інструменту</text:span><text:span text:style-name="a394" text:class-names="">.</text:span><text:span text:style-name="a395" text:class-names=""/></text:p>
              </text:list-item>
            </text:list>
            <text:list text:style-name="a408">
              <text:list-item>
                <text:p text:style-name="a407" text:class-names="" text:cond-style-name=""><text:span text:style-name="a398" text:class-names="">Введіть</text:span><text:span text:style-name="a399" text:class-names=""><text:s text:c="1"/></text:span><text:span text:style-name="a400" text:class-names="">назву</text:span><text:span text:style-name="a401" text:class-names=""><text:s text:c="1"/></text:span><text:span text:style-name="a402" text:class-names="">віртуальної</text:span><text:span text:style-name="a403" text:class-names=""><text:s text:c="1"/></text:span><text:span text:style-name="a404" text:class-names="">машини</text:span><text:span text:style-name="a405" text:class-names="">.</text:span><text:span text:style-name="a406" text:class-names=""/></text:p>
              </text:list-item>
            </text:list>
            <text:list text:style-name="a423">
              <text:list-item>
                <text:p text:style-name="a422" text:class-names="" text:cond-style-name=""><text:span text:style-name="a409" text:class-names="">Оберіть</text:span><text:span text:style-name="a410" text:class-names=""><text:s text:c="1"/>тип і<text:s text:c="1"/></text:span><text:span text:style-name="a411" text:class-names="">версію</text:span><text:span text:style-name="a412" text:class-names=""><text:s text:c="1"/>ОС, яка буде<text:s text:c="1"/></text:span><text:span text:style-name="a413" text:class-names="">встановлюватись</text:span><text:span text:style-name="a414" text:class-names="">. У<text:s text:c="1"/></text:span><text:span text:style-name="a415" text:class-names="">нашому</text:span><text:span text:style-name="a416" text:class-names=""><text:s text:c="1"/></text:span><text:span text:style-name="a417" text:class-names="">випадку</text:span><text:span text:style-name="a418" text:class-names=""><text:s text:c="1"/></text:span><text:span text:style-name="a419" text:class-names="">це</text:span><text:span text:style-name="a420" text:class-names=""><text:s text:c="1"/>Windows 7 64-bit.</text:span><text:span text:style-name="a421" text:class-names=""/></text:p>
              </text:list-item>
            </text:list>
            <text:list text:style-name="a444">
              <text:list-item>
                <text:p text:style-name="a443" text:class-names="" text:cond-style-name=""><text:span text:style-name="a424" text:class-names="">Вкажіть</text:span><text:span text:style-name="a425" text:class-names=""><text:s text:c="1"/></text:span><text:span text:style-name="a426" text:class-names="">об’єм</text:span><text:span text:style-name="a427" text:class-names=""><text:s text:c="1"/></text:span><text:span text:style-name="a428" text:class-names="">оперативної</text:span><text:span text:style-name="a429" text:class-names=""><text:s text:c="1"/></text:span><text:span text:style-name="a430" text:class-names="">пам’яті</text:span><text:span text:style-name="a431" text:class-names="">, яка буде<text:s text:c="1"/></text:span><text:span text:style-name="a432" text:class-names="">виділена</text:span><text:span text:style-name="a433" text:class-names=""><text:s text:c="1"/>для<text:s text:c="1"/></text:span><text:span text:style-name="a434" text:class-names="">віртуальної</text:span><text:span text:style-name="a435" text:class-names=""><text:s text:c="1"/></text:span><text:span text:style-name="a436" text:class-names="">машини</text:span><text:span text:style-name="a437" text:class-names=""><text:s text:c="1"/>(</text:span><text:span text:style-name="a438" text:class-names="">рекомендується</text:span><text:span text:style-name="a439" text:class-names=""><text:s text:c="1"/>не<text:s text:c="1"/></text:span><text:span text:style-name="a440" text:class-names="">менше</text:span><text:span text:style-name="a441" text:class-names=""><text:s text:c="1"/>2 ГБ).</text:span><text:span text:style-name="a442" text:class-names=""/></text:p>
              </text:list-item>
            </text:list>
            <text:list text:style-name="a465">
              <text:list-item>
                <text:p text:style-name="a464" text:class-names="" text:cond-style-name=""><text:span text:style-name="a445" text:class-names="">Щоб</text:span><text:span text:style-name="a446" text:class-names=""><text:s text:c="1"/></text:span><text:span text:style-name="a447" text:class-names="">віртуальна</text:span><text:span text:style-name="a448" text:class-names=""><text:s text:c="1"/>машина<text:s text:c="1"/></text:span><text:span text:style-name="a449" text:class-names="">була</text:span><text:span text:style-name="a450" text:class-names=""><text:s text:c="1"/>не<text:s text:c="1"/></text:span><text:span text:style-name="a451" text:class-names="">дуже</text:span><text:span text:style-name="a452" text:class-names=""><text:s text:c="1"/>«тяжкою»,<text:s text:c="1"/></text:span><text:span text:style-name="a453" text:class-names="">краще</text:span><text:span text:style-name="a454" text:class-names=""><text:s text:c="1"/></text:span><text:span text:style-name="a455" text:class-names="">виділяти</text:span><text:span text:style-name="a456" text:class-names=""><text:s text:c="1"/>50%<text:s text:c="1"/></text:span><text:span text:style-name="a457" text:class-names="">пам’яті</text:span><text:span text:style-name="a458" text:class-names=""><text:s text:c="1"/></text:span><text:span text:style-name="a459" text:class-names="">від</text:span><text:span text:style-name="a460" text:class-names=""><text:s text:c="1"/></text:span><text:span text:style-name="a461" text:class-names="">тієї</text:span><text:span text:style-name="a462" text:class-names="">, яка є доступною на основному ПК.</text:span><text:span text:style-name="a463" text:class-names=""/></text:p>
              </text:list-item>
            </text:list>
            <text:list text:style-name="a494">
              <text:list-item>
                <text:p text:style-name="a493" text:class-names="" text:cond-style-name=""><text:span text:style-name="a466" text:class-names="">Вкажіть</text:span><text:span text:style-name="a467" text:class-names=""><text:s text:c="1"/></text:span><text:span text:style-name="a468" text:class-names="">параметри</text:span><text:span text:style-name="a469" text:class-names=""><text:s text:c="1"/></text:span><text:span text:style-name="a470" text:class-names="">жорсткого</text:span><text:span text:style-name="a471" text:class-names=""><text:s text:c="1"/>диску та<text:s text:c="1"/></text:span><text:span text:style-name="a472" text:class-names="">оберіть</text:span><text:span text:style-name="a473" text:class-names=""><text:s text:c="1"/>тип файлу<text:s text:c="1"/></text:span><text:span text:style-name="a474" text:class-names="">віртуального</text:span><text:span text:style-name="a475" text:class-names=""><text:s text:c="1"/>диску<text:s text:c="1"/></text:span><text:span text:style-name="a476" text:class-names="">машини</text:span><text:span text:style-name="a477" text:class-names="">. В «</text:span><text:span text:style-name="a478" text:class-names="">Експертному</text:span><text:span text:style-name="a479" text:class-names=""><text:s text:c="1"/></text:span><text:span text:style-name="a480" text:class-names="">режимі</text:span><text:span text:style-name="a481" text:class-names="">» за потребою<text:s text:c="1"/></text:span><text:span text:style-name="a482" text:class-names="">можна</text:span><text:span text:style-name="a483" text:class-names=""><text:s text:c="1"/></text:span><text:span text:style-name="a484" text:class-names="">знайти</text:span><text:span text:style-name="a485" text:class-names=""><text:s text:c="1"/></text:span><text:span text:style-name="a486" text:class-names="">більше</text:span><text:span text:style-name="a487" text:class-names=""><text:s text:c="1"/></text:span><text:span text:style-name="a488" text:class-names="">налаштувань</text:span><text:span text:style-name="a489" text:class-names=""><text:s text:c="1"/></text:span><text:span text:style-name="a490" text:class-names="">жорсткого</text:span><text:span text:style-name="a491" text:class-names=""><text:s text:c="1"/>диску.</text:span><text:span text:style-name="a492" text:class-names=""/></text:p>
              </text:list-item>
            </text:list>
            <text:list text:style-name="a509">
              <text:list-item>
                <text:p text:style-name="a508" text:class-names="" text:cond-style-name=""><text:span text:style-name="a495" text:class-names="">Оберіть</text:span><text:span text:style-name="a496" text:class-names=""><text:s text:c="1"/>формат<text:s text:c="1"/></text:span><text:span text:style-name="a497" text:class-names="">зберігання</text:span><text:span text:style-name="a498" text:class-names=""><text:s text:c="1"/>(у<text:s text:c="1"/></text:span><text:span text:style-name="a499" text:class-names="">нашому</text:span><text:span text:style-name="a500" text:class-names=""><text:s text:c="1"/></text:span><text:span text:style-name="a501" text:class-names="">випадку</text:span><text:span text:style-name="a502" text:class-names=""><text:s text:c="1"/></text:span><text:span text:style-name="a503" text:class-names="">це</text:span><text:span text:style-name="a504" text:class-names=""><text:s text:c="1"/>«</text:span><text:span text:style-name="a505" text:class-names="">динамічний</text:span><text:span text:style-name="a506" text:class-names="">»).</text:span><text:span text:style-name="a507" text:class-names=""/></text:p>
              </text:list-item>
            </text:list>
            <text:list text:style-name="a516">
              <text:list-item>
                <text:p text:style-name="a515" text:class-names="" text:cond-style-name=""><text:span text:style-name="a510" text:class-names="">Натисніть</text:span><text:span text:style-name="a511" text:class-names=""><text:s text:c="1"/>«</text:span><text:span text:style-name="a512" text:class-names="">Створити</text:span><text:span text:style-name="a513" text:class-names="">».</text:span><text:span text:style-name="a514" text:class-names=""/></text:p>
              </text:list-item>
            </text:list>
            <text:list text:style-name="a519">
              <text:list-item>
                <text:p text:style-name="a518" text:class-names="" text:cond-style-name=""><text:span text:style-name="a517" text:class-names=""/></text:p>
              </text:list-item>
            </text:list>
          </draw:text-box>
          <svg:title/>
          <svg:desc/>
        </draw:frame>
      </draw:page>
      <draw:page draw:name="Slide3" draw:style-name="a521" draw:master-page-name="Master1-Layout2-obj-Заголовок-и-объект" presentation:presentation-page-layout-name="Master1-PPL2" draw:id="Slide-258">
        <draw:frame draw:id="id72" presentation:style-name="a533" draw:name="Заголовок 1" svg:x="0.91667in" svg:y="0.39931in" svg:width="11.5in" svg:height="1.44965in" presentation:class="title" presentation:placeholder="false">
          <draw:text-box>
            <text:p text:style-name="a532" text:class-names="" text:cond-style-name=""><text:span text:style-name="a522" text:class-names="">Вибір</text:span><text:span text:style-name="a523" text:class-names="">/</text:span><text:span text:style-name="a524" text:class-names="">додавання</text:span><text:span text:style-name="a525" text:class-names=""><text:s text:c="1"/>доступного для<text:s text:c="1"/></text:span><text:span text:style-name="a526" text:class-names="">віртуальної</text:span><text:span text:style-name="a527" text:class-names=""><text:s text:c="1"/></text:span><text:span text:style-name="a528" text:class-names="">машини</text:span><text:span text:style-name="a529" text:class-names=""><text:s text:c="1"/></text:span><text:span text:style-name="a530" text:class-names="">обладняння</text:span><text:span text:style-name="a531" text:class-names=""/></text:p>
          </draw:text-box>
          <svg:title/>
          <svg:desc/>
        </draw:frame>
        <draw:frame draw:id="id73" presentation:style-name="a659" draw:name="Объект 2" svg:x="0.91667in" svg:y="1.99653in" svg:width="11.5in" svg:height="4.75868in" presentation:class="outline" presentation:placeholder="false">
          <draw:text-box>
            <text:list text:style-name="a553">
              <text:list-item>
                <text:p text:style-name="a552" text:class-names="" text:cond-style-name=""><text:span text:style-name="a534" text:class-names="">У<text:s text:c="1"/></text:span><text:span text:style-name="a535" text:class-names="">розділі</text:span><text:span text:style-name="a536" text:class-names=""><text:s text:c="1"/></text:span><text:span text:style-name="a537" text:class-names="">системи</text:span><text:span text:style-name="a538" text:class-names=""><text:s text:c="1"/></text:span><text:span text:style-name="a539" text:class-names="">міститься</text:span><text:span text:style-name="a540" text:class-names=""><text:s text:c="1"/></text:span><text:span text:style-name="a541" text:class-names="">основне</text:span><text:span text:style-name="a542" text:class-names=""><text:s text:c="1"/></text:span><text:span text:style-name="a543" text:class-names="">обладнання</text:span><text:span text:style-name="a544" text:class-names="">,<text:s text:c="1"/></text:span><text:span text:style-name="a545" text:class-names="">таке</text:span><text:span text:style-name="a546" text:class-names=""><text:s text:c="1"/>як оперативна<text:s text:c="1"/></text:span><text:span text:style-name="a547" text:class-names="">пам’ять</text:span><text:span text:style-name="a548" text:class-names="">,<text:s text:c="1"/></text:span><text:span text:style-name="a549" text:class-names="">процесор</text:span><text:span text:style-name="a550" text:class-names=""><text:s text:c="1"/>і приводи:</text:span><text:span text:style-name="a551" text:class-names=""/></text:p>
              </text:list-item>
            </text:list>
            <text:list text:style-name="a559">
              <text:list-item>
                <text:p text:style-name="a558" text:class-names="" text:cond-style-name=""><text:span text:style-name="a554" text:class-names="">Материнська</text:span><text:span text:style-name="a555" text:class-names=""><text:s text:c="1"/>плата</text:span><text:span text:style-name="a556" text:class-names=""><text:s text:c="1"/>:</text:span><text:span text:style-name="a557" text:class-names=""/></text:p>
              </text:list-item>
            </text:list>
            <text:list text:style-name="a589">
              <text:list-item>
                <text:p text:style-name="a588" text:class-names="" text:cond-style-name=""><text:span text:style-name="a560" text:class-names="">Оперативна<text:s text:c="1"/></text:span><text:span text:style-name="a561" text:class-names="">пам'ять</text:span><text:span text:style-name="a562" text:class-names=""><text:s text:c="1"/>(RAM) :<text:s text:c="1"/></text:span><text:span text:style-name="a563" text:class-names="">Виберіть</text:span><text:span text:style-name="a564" text:class-names=""><text:s text:c="1"/></text:span><text:span text:style-name="a565" text:class-names="">кількість</text:span><text:span text:style-name="a566" text:class-names=""><text:s text:c="1"/></text:span><text:span text:style-name="a567" text:class-names="">пам'яті</text:span><text:span text:style-name="a568" text:class-names="">, яку буде<text:s text:c="1"/></text:span><text:span text:style-name="a569" text:class-names="">використовувати</text:span><text:span text:style-name="a570" text:class-names=""><text:s text:c="1"/>ВМ.<text:s text:c="1"/></text:span><text:span text:style-name="a571" text:class-names="">Пам'ятайте</text:span><text:span text:style-name="a572" text:class-names="">,<text:s text:c="1"/></text:span><text:span text:style-name="a573" text:class-names="">що</text:span><text:span text:style-name="a574" text:class-names=""><text:s text:c="1"/>не<text:s text:c="1"/></text:span><text:span text:style-name="a575" text:class-names="">варто</text:span><text:span text:style-name="a576" text:class-names=""><text:s text:c="1"/></text:span><text:span text:style-name="a577" text:class-names="">виділяти</text:span><text:span text:style-name="a578" text:class-names=""><text:s text:c="1"/></text:span><text:span text:style-name="a579" text:class-names="">більше</text:span><text:span text:style-name="a580" text:class-names="">,<text:s text:c="1"/></text:span><text:span text:style-name="a581" text:class-names="">ніж</text:span><text:span text:style-name="a582" text:class-names=""><text:s text:c="1"/></text:span><text:span text:style-name="a583" text:class-names="">можна</text:span><text:span text:style-name="a584" text:class-names=""><text:s text:c="1"/></text:span><text:span text:style-name="a585" text:class-names="">підтримувати</text:span><text:span text:style-name="a586" text:class-names=""><text:s text:c="1"/>вашу хост-машину.</text:span><text:span text:style-name="a587" text:class-names=""/></text:p>
              </text:list-item>
            </text:list>
            <text:list text:style-name="a615">
              <text:list-item>
                <text:p text:style-name="a614" text:class-names="" text:cond-style-name=""><text:span text:style-name="a590" text:class-names="">Порядок<text:s text:c="1"/></text:span><text:span text:style-name="a591" text:class-names="">завантаження</text:span><text:span text:style-name="a592" text:class-names=""><text:s text:c="1"/>(Boot<text:s text:c="1"/></text:span><text:span text:style-name="a593" text:class-names="">Order</text:span><text:span text:style-name="a594" text:class-names="">) :<text:s text:c="1"/></text:span><text:span text:style-name="a595" text:class-names="">Виберіть</text:span><text:span text:style-name="a596" text:class-names=""><text:s text:c="1"/></text:span><text:span text:style-name="a597" text:class-names="">пристрій</text:span><text:span text:style-name="a598" text:class-names="">, з<text:s text:c="1"/></text:span><text:span text:style-name="a599" text:class-names="">якого</text:span><text:span text:style-name="a600" text:class-names=""><text:s text:c="1"/>ваша<text:s text:c="1"/></text:span><text:span text:style-name="a601" text:class-names="">віртуальна</text:span><text:span text:style-name="a602" text:class-names=""><text:s text:c="1"/>машина буде<text:s text:c="1"/></text:span><text:span text:style-name="a603" text:class-names="">завантажуватися</text:span><text:span text:style-name="a604" text:class-names=""><text:s text:c="1"/>(</text:span><text:span text:style-name="a605" text:class-names="">жорсткий</text:span><text:span text:style-name="a606" text:class-names=""><text:s text:c="1"/>диск,<text:s text:c="1"/></text:span><text:span text:style-name="a607" text:class-names="">оптичний</text:span><text:span text:style-name="a608" text:class-names=""><text:s text:c="1"/></text:span><text:span text:style-name="a609" text:class-names="">привід</text:span><text:span text:style-name="a610" text:class-names=""><text:s text:c="1"/></text:span><text:span text:style-name="a611" text:class-names="">або</text:span><text:span text:style-name="a612" text:class-names=""><text:s text:c="1"/>мережа).</text:span><text:span text:style-name="a613" text:class-names=""/></text:p>
              </text:list-item>
            </text:list>
            <text:list text:style-name="a620">
              <text:list-item>
                <text:p text:style-name="a619" text:class-names="" text:cond-style-name=""><text:span text:style-name="a616" text:class-names="">Процесор</text:span><text:span text:style-name="a617" text:class-names=""><text:s text:c="1"/>:</text:span><text:span text:style-name="a618" text:class-names=""/></text:p>
              </text:list-item>
            </text:list>
            <text:list text:style-name="a637">
              <text:list-item>
                <text:p text:style-name="a636" text:class-names="" text:cond-style-name=""><text:span text:style-name="a621" text:class-names="">Налаштуйте</text:span><text:span text:style-name="a622" text:class-names=""><text:s text:c="1"/></text:span><text:span text:style-name="a623" text:class-names="">кількість</text:span><text:span text:style-name="a624" text:class-names=""><text:s text:c="1"/>ядер,<text:s text:c="1"/></text:span><text:span text:style-name="a625" text:class-names="">які</text:span><text:span text:style-name="a626" text:class-names=""><text:s text:c="1"/></text:span><text:span text:style-name="a627" text:class-names="">використовують</text:span><text:span text:style-name="a628" text:class-names=""><text:s text:c="1"/>ВМ.<text:s text:c="1"/></text:span><text:span text:style-name="a629" text:class-names="">Можна</text:span><text:span text:style-name="a630" text:class-names=""><text:s text:c="1"/>також<text:s text:c="1"/></text:span><text:span text:style-name="a631" text:class-names="">увімкнути</text:span><text:span text:style-name="a632" text:class-names=""><text:s text:c="1"/>PAE/NX та<text:s text:c="1"/></text:span><text:span text:style-name="a633" text:class-names="">Прискорення</text:span><text:span text:style-name="a634" text:class-names="">.</text:span><text:span text:style-name="a635" text:class-names=""/></text:p>
              </text:list-item>
            </text:list>
            <text:list text:style-name="a641">
              <text:list-item>
                <text:p text:style-name="a640" text:class-names="" text:cond-style-name=""><text:span text:style-name="a638" text:class-names="">Накопичувачі</text:span><text:span text:style-name="a639" text:class-names="">:</text:span></text:p>
              </text:list-item>
            </text:list>
            <text:list text:style-name="a655">
              <text:list-item>
                <text:p text:style-name="a654" text:class-names="" text:cond-style-name=""><text:span text:style-name="a642" text:class-names=""><text:s text:c="1"/></text:span><text:span text:style-name="a643" text:class-names="">Вкладка<text:s text:c="1"/></text:span><text:span text:style-name="a644" text:class-names="">Носії</text:span><text:span text:style-name="a645" text:class-names=""><text:s text:c="1"/>(Storage)<text:s text:c="1"/></text:span><text:span text:style-name="a646" text:class-names="">дозволяє</text:span><text:span text:style-name="a647" text:class-names=""><text:s text:c="1"/></text:span><text:span text:style-name="a648" text:class-names="">робити</text:span><text:span text:style-name="a649" text:class-names=""><text:s text:c="1"/></text:span><text:span text:style-name="a650" text:class-names="">нові</text:span><text:span text:style-name="a651" text:class-names=""><text:s text:c="1"/></text:span><text:span text:style-name="a652" text:class-names="">віртуальні</text:span><text:span text:style-name="a653" text:class-names=""><text:s text:c="1"/>диски.</text:span></text:p>
              </text:list-item>
            </text:list>
            <text:list text:style-name="a658">
              <text:list-item>
                <text:p text:style-name="a657" text:class-names="" text:cond-style-name=""><text:span text:style-name="a656" text:class-names=""/></text:p>
              </text:list-item>
            </text:list>
          </draw:text-box>
          <svg:title/>
          <svg:desc/>
        </draw:frame>
      </draw:page>
      <draw:page draw:name="Slide4" draw:style-name="a660" draw:master-page-name="Master1-Layout2-obj-Заголовок-и-объект" presentation:presentation-page-layout-name="Master1-PPL2" draw:id="Slide-259">
        <draw:frame draw:id="id74" presentation:style-name="a672" draw:name="Заголовок 1" svg:x="0.91667in" svg:y="0.39931in" svg:width="11.5in" svg:height="1.44965in" presentation:class="title" presentation:placeholder="false">
          <draw:text-box>
            <text:p text:style-name="a671" text:class-names="" text:cond-style-name=""><text:span text:style-name="a661" text:class-names="">Налаштування</text:span><text:span text:style-name="a662" text:class-names=""><text:s text:c="1"/></text:span><text:span text:style-name="a663" text:class-names="">мережі</text:span><text:span text:style-name="a664" text:class-names=""><text:s text:c="1"/>та<text:s text:c="1"/></text:span><text:span text:style-name="a665" text:class-names="">підключення</text:span><text:span text:style-name="a666" text:class-names=""><text:s text:c="1"/>до<text:s text:c="1"/></text:span><text:span text:style-name="a667" text:class-names="">точнок</text:span><text:span text:style-name="a668" text:class-names=""><text:s text:c="1"/></text:span><text:span text:style-name="a669" text:class-names="">Wi</text:span><text:span text:style-name="a670" text:class-names="">-Fi</text:span></text:p>
          </draw:text-box>
          <svg:title/>
          <svg:desc/>
        </draw:frame>
        <draw:frame draw:id="id75" presentation:style-name="a731" draw:name="Объект 2" svg:x="0.91667in" svg:y="1.99653in" svg:width="11.5in" svg:height="4.75868in" presentation:class="outline" presentation:placeholder="false">
          <draw:text-box>
            <text:list text:style-name="a681">
              <text:list-item>
                <text:p text:style-name="a680" text:class-names="" text:cond-style-name=""><text:span text:style-name="a673" text:class-names="">Якщо</text:span><text:span text:style-name="a674" text:class-names=""><text:s text:c="1"/>вам просто<text:s text:c="1"/></text:span><text:span text:style-name="a675" text:class-names="">потрібен</text:span><text:span text:style-name="a676" text:class-names=""><text:s text:c="1"/>доступ до<text:s text:c="1"/></text:span><text:span text:style-name="a677" text:class-names="">інтернету</text:span><text:span text:style-name="a678" text:class-names="">:</text:span><text:span text:style-name="a679" text:class-names=""/></text:p>
              </text:list-item>
            </text:list>
            <text:list text:style-name="a694">
              <text:list-item>
                <text:p text:style-name="a693" text:class-names="" text:cond-style-name=""><text:span text:style-name="a682" text:class-names="">Виберіть</text:span><text:span text:style-name="a683" text:class-names=""><text:s text:c="1"/></text:span><text:span text:style-name="a684" text:class-names="">віртуальну</text:span><text:span text:style-name="a685" text:class-names=""><text:s text:c="1"/>машину в списку,<text:s text:c="1"/></text:span><text:span text:style-name="a686" text:class-names="">натисніть</text:span><text:span text:style-name="a687" text:class-names=""><text:s text:c="1"/></text:span><text:span text:style-name="a688" text:class-names="">Settings</text:span><text:span text:style-name="a689" text:class-names=""><text:s text:c="1"/>(</text:span><text:span text:style-name="a690" text:class-names="">Налаштування</text:span><text:span text:style-name="a691" text:class-names="">).</text:span><text:span text:style-name="a692" text:class-names=""/></text:p>
              </text:list-item>
            </text:list>
            <text:list text:style-name="a703">
              <text:list-item>
                <text:p text:style-name="a702" text:class-names="" text:cond-style-name=""><text:span text:style-name="a695" text:class-names="">Перейдіть</text:span><text:span text:style-name="a696" text:class-names=""><text:s text:c="1"/>у<text:s text:c="1"/></text:span><text:span text:style-name="a697" text:class-names="">розділ</text:span><text:span text:style-name="a698" text:class-names=""><text:s text:c="1"/></text:span><text:span text:style-name="a699" text:class-names="">Network</text:span><text:span text:style-name="a700" text:class-names=""><text:s text:c="1"/>(Мережа).</text:span><text:span text:style-name="a701" text:class-names=""/></text:p>
              </text:list-item>
            </text:list>
            <text:list text:style-name="a714">
              <text:list-item>
                <text:p text:style-name="a713" text:class-names="" text:cond-style-name=""><text:span text:style-name="a704" text:class-names="">Переконайтеся</text:span><text:span text:style-name="a705" text:class-names="">,<text:s text:c="1"/></text:span><text:span text:style-name="a706" text:class-names="">що</text:span><text:span text:style-name="a707" text:class-names=""><text:s text:c="1"/>перший адаптер<text:s text:c="1"/></text:span><text:span text:style-name="a708" text:class-names="">встановлено</text:span><text:span text:style-name="a709" text:class-names=""><text:s text:c="1"/>в режим<text:s text:c="1"/></text:span><text:span text:style-name="a710" text:class-names="">NAT</text:span><text:span text:style-name="a711" text:class-names="">.</text:span><text:span text:style-name="a712" text:class-names=""/></text:p>
              </text:list-item>
            </text:list>
            <text:list text:style-name="a727">
              <text:list-item>
                <text:p text:style-name="a726" text:class-names="" text:cond-style-name=""><text:span text:style-name="a715" text:class-names="">Запустіть</text:span><text:span text:style-name="a716" text:class-names=""><text:s text:c="1"/></text:span><text:span text:style-name="a717" text:class-names="">віртуальну</text:span><text:span text:style-name="a718" text:class-names=""><text:s text:c="1"/>машину — вона повинна<text:s text:c="1"/></text:span><text:span text:style-name="a719" text:class-names="">отримати</text:span><text:span text:style-name="a720" text:class-names=""><text:s text:c="1"/></text:span><text:span text:style-name="a721" text:class-names="">інтернет</text:span><text:span text:style-name="a722" text:class-names=""><text:s text:c="1"/>через<text:s text:c="1"/></text:span><text:span text:style-name="a723" text:class-names="">Wi</text:span><text:span text:style-name="a724" text:class-names="">-Fi хоста.</text:span><text:span text:style-name="a725" text:class-names=""/></text:p>
              </text:list-item>
            </text:list>
            <text:list text:style-name="a730">
              <text:list-item>
                <text:p text:style-name="a729" text:class-names="" text:cond-style-name=""><text:span text:style-name="a728" text:class-names=""/></text:p>
              </text:list-item>
            </text:list>
          </draw:text-box>
          <svg:title/>
          <svg:desc/>
        </draw:frame>
      </draw:page>
      <draw:page draw:name="Slide5" draw:style-name="a732" draw:master-page-name="Master1-Layout2-obj-Заголовок-и-объект" presentation:presentation-page-layout-name="Master1-PPL2" draw:id="Slide-260">
        <draw:frame draw:id="id76" presentation:style-name="a744" draw:name="Заголовок 1" svg:x="0.91667in" svg:y="0.39931in" svg:width="11.5in" svg:height="1.44965in" presentation:class="title" presentation:placeholder="false">
          <draw:text-box>
            <text:p text:style-name="a743" text:class-names="" text:cond-style-name=""><text:span text:style-name="a733" text:class-names="">Можливість<text:s text:c="1"/></text:span><text:span text:style-name="a734" text:class-names="">роботи</text:span><text:span text:style-name="a735" text:class-names=""><text:s text:c="1"/>з<text:s text:c="1"/></text:span><text:span text:style-name="a736" text:class-names="">зовнішніми</text:span><text:span text:style-name="a737" text:class-names=""><text:s text:c="1"/></text:span><text:span text:style-name="a738" text:class-names="">носіями</text:span><text:span text:style-name="a739" text:class-names=""><text:s text:c="1"/></text:span><text:span text:style-name="a740" text:class-names="">(Flash-</text:span><text:span text:style-name="a741" text:class-names="">пам'ять</text:span><text:span text:style-name="a742" text:class-names="">)</text:span></text:p>
          </draw:text-box>
          <svg:title/>
          <svg:desc/>
        </draw:frame>
        <draw:frame draw:id="id77" presentation:style-name="a868" draw:name="Объект 2" svg:x="0.91667in" svg:y="1.99653in" svg:width="11.5in" svg:height="4.75868in" presentation:class="outline" presentation:placeholder="false">
          <draw:text-box>
            <text:list text:style-name="a751">
              <text:list-item>
                <text:p text:style-name="a750" text:class-names="" text:cond-style-name=""><text:span text:style-name="a745" text:class-names="">Додавання</text:span><text:span text:style-name="a746" text:class-names=""><text:s text:c="1"/>USB-контролера у<text:s text:c="1"/></text:span><text:span text:style-name="a747" text:class-names="">віртуальну</text:span><text:span text:style-name="a748" text:class-names=""><text:s text:c="1"/>машину</text:span><text:span text:style-name="a749" text:class-names=""/></text:p>
              </text:list-item>
            </text:list>
            <text:list text:style-name="a758">
              <text:list-item>
                <text:p text:style-name="a757" text:class-names="" text:cond-style-name=""><text:span text:style-name="a752" text:class-names="">Виберіть</text:span><text:span text:style-name="a753" text:class-names=""><text:s text:c="1"/>вашу<text:s text:c="1"/></text:span><text:span text:style-name="a754" text:class-names="">віртуальну</text:span><text:span text:style-name="a755" text:class-names=""><text:s text:c="1"/>машину в списку.</text:span><text:span text:style-name="a756" text:class-names=""/></text:p>
              </text:list-item>
            </text:list>
            <text:list text:style-name="a767">
              <text:list-item>
                <text:p text:style-name="a766" text:class-names="" text:cond-style-name=""><text:span text:style-name="a759" text:class-names="">Натисніть</text:span><text:span text:style-name="a760" text:class-names=""><text:s text:c="1"/></text:span><text:span text:style-name="a761" text:class-names="">Settings</text:span><text:span text:style-name="a762" text:class-names=""><text:s text:c="1"/>(</text:span><text:span text:style-name="a763" text:class-names="">Налаштування</text:span><text:span text:style-name="a764" text:class-names="">).</text:span><text:span text:style-name="a765" text:class-names=""/></text:p>
              </text:list-item>
            </text:list>
            <text:list text:style-name="a776">
              <text:list-item>
                <text:p text:style-name="a775" text:class-names="" text:cond-style-name=""><text:span text:style-name="a768" text:class-names="">Перейдіть</text:span><text:span text:style-name="a769" text:class-names=""><text:s text:c="1"/>до<text:s text:c="1"/></text:span><text:span text:style-name="a770" text:class-names="">розділу</text:span><text:span text:style-name="a771" text:class-names=""><text:s text:c="1"/></text:span><text:span text:style-name="a772" text:class-names="">USB</text:span><text:span text:style-name="a773" text:class-names="">.</text:span><text:span text:style-name="a774" text:class-names=""/></text:p>
              </text:list-item>
            </text:list>
            <text:list text:style-name="a803">
              <text:list-item>
                <text:p text:style-name="a802" text:class-names="" text:cond-style-name=""><text:span text:style-name="a777" text:class-names="">Активуйте</text:span><text:span text:style-name="a778" text:class-names=""><text:s text:c="1"/>USB-контролер,<text:s text:c="1"/></text:span><text:span text:style-name="a779" text:class-names="">вибравши</text:span><text:span text:style-name="a780" text:class-names=""><text:s text:c="1"/></text:span><text:span text:style-name="a781" text:class-names="">відповідний</text:span><text:span text:style-name="a782" text:class-names=""><text:s text:c="1"/></text:span><text:span text:style-name="a783" text:class-names="">варіант</text:span><text:span text:style-name="a784" text:class-names=""><text:s text:c="1"/>(USB 1.1, 2.0<text:s text:c="1"/></text:span><text:span text:style-name="a785" text:class-names="">або</text:span><text:span text:style-name="a786" text:class-names=""><text:s text:c="1"/>3.0 —<text:s text:c="1"/></text:span><text:span text:style-name="a787" text:class-names="">залежно</text:span><text:span text:style-name="a788" text:class-names=""><text:s text:c="1"/></text:span><text:span text:style-name="a789" text:class-names="">від</text:span><text:span text:style-name="a790" text:class-names=""><text:s text:c="1"/>того,<text:s text:c="1"/></text:span><text:span text:style-name="a791" text:class-names="">який</text:span><text:span text:style-name="a792" text:class-names=""><text:s text:c="1"/></text:span><text:span text:style-name="a793" text:class-names="">пристрій</text:span><text:span text:style-name="a794" text:class-names=""><text:s text:c="1"/>і тип<text:s text:c="1"/></text:span><text:span text:style-name="a795" text:class-names="">розширення</text:span><text:span text:style-name="a796" text:class-names=""><text:s text:c="1"/></text:span><text:span text:style-name="a797" text:class-names="">ви</text:span><text:span text:style-name="a798" text:class-names=""><text:s text:c="1"/></text:span><text:span text:style-name="a799" text:class-names="">використовуєте</text:span><text:span text:style-name="a800" text:class-names="">).</text:span><text:span text:style-name="a801" text:class-names=""/></text:p>
              </text:list-item>
            </text:list>
            <text:list text:style-name="a812">
              <text:list-item>
                <text:p text:style-name="a811" text:class-names="" text:cond-style-name=""><text:span text:style-name="a804" text:class-names=""><text:s text:c="1"/></text:span><text:span text:style-name="a805" text:class-names="">Додавання</text:span><text:span text:style-name="a806" text:class-names=""><text:s text:c="1"/>USB-пристрою до<text:s text:c="1"/></text:span><text:span text:style-name="a807" text:class-names="">віртуальної</text:span><text:span text:style-name="a808" text:class-names=""><text:s text:c="1"/></text:span><text:span text:style-name="a809" text:class-names="">машини</text:span><text:span text:style-name="a810" text:class-names=""/></text:p>
              </text:list-item>
            </text:list>
            <text:list text:style-name="a825">
              <text:list-item>
                <text:p text:style-name="a824" text:class-names="" text:cond-style-name=""><text:span text:style-name="a813" text:class-names="">Підключіть</text:span><text:span text:style-name="a814" text:class-names=""><text:s text:c="1"/></text:span><text:span text:style-name="a815" text:class-names="">флеш-накопичувач</text:span><text:span text:style-name="a816" text:class-names=""><text:s text:c="1"/>до<text:s text:c="1"/></text:span><text:span text:style-name="a817" text:class-names="">вашого</text:span><text:span text:style-name="a818" text:class-names=""><text:s text:c="1"/>хоста (</text:span><text:span text:style-name="a819" text:class-names="">фізичного</text:span><text:span text:style-name="a820" text:class-names=""><text:s text:c="1"/></text:span><text:span text:style-name="a821" text:class-names="">комп’ютера</text:span><text:span text:style-name="a822" text:class-names="">).</text:span><text:span text:style-name="a823" text:class-names=""/></text:p>
              </text:list-item>
            </text:list>
            <text:list text:style-name="a847">
              <text:list-item>
                <text:p text:style-name="a846" text:class-names="" text:cond-style-name=""><text:span text:style-name="a826" text:class-names="">У<text:s text:c="1"/></text:span><text:span text:style-name="a827" text:class-names="">вікні</text:span><text:span text:style-name="a828" text:class-names=""><text:s text:c="1"/></text:span><text:span text:style-name="a829" text:class-names="">налаштувань</text:span><text:span text:style-name="a830" text:class-names=""><text:s text:c="1"/></text:span><text:span text:style-name="a831" text:class-names="">VirtualBox</text:span><text:span text:style-name="a832" text:class-names="">, у<text:s text:c="1"/></text:span><text:span text:style-name="a833" text:class-names="">розділі</text:span><text:span text:style-name="a834" text:class-names=""><text:s text:c="1"/></text:span><text:span text:style-name="a835" text:class-names="">USB</text:span><text:span text:style-name="a836" text:class-names="">,<text:s text:c="1"/></text:span><text:span text:style-name="a837" text:class-names="">натисніть</text:span><text:span text:style-name="a838" text:class-names=""><text:s text:c="1"/>на<text:s text:c="1"/></text:span><text:span text:style-name="a839" text:class-names="">іконку</text:span><text:span text:style-name="a840" text:class-names=""><text:s text:c="1"/>з USB-плюсом (список<text:s text:c="1"/></text:span><text:span text:style-name="a841" text:class-names="">підключених</text:span><text:span text:style-name="a842" text:class-names=""><text:s text:c="1"/>USB-</text:span><text:span text:style-name="a843" text:class-names="">пристроїв</text:span><text:span text:style-name="a844" text:class-names="">).</text:span><text:span text:style-name="a845" text:class-names=""/></text:p>
              </text:list-item>
            </text:list>
            <text:list text:style-name="a864">
              <text:list-item>
                <text:p text:style-name="a863" text:class-names="" text:cond-style-name=""><text:span text:style-name="a848" text:class-names="">Виберіть</text:span><text:span text:style-name="a849" text:class-names=""><text:s text:c="1"/>ваш USB-</text:span><text:span text:style-name="a850" text:class-names="">пристрій</text:span><text:span text:style-name="a851" text:class-names=""><text:s text:c="1"/></text:span><text:span text:style-name="a852" text:class-names="">зі</text:span><text:span text:style-name="a853" text:class-names=""><text:s text:c="1"/>списку.<text:s text:c="1"/></text:span><text:span text:style-name="a854" text:class-names="">Це</text:span><text:span text:style-name="a855" text:class-names=""><text:s text:c="1"/>дозволить<text:s text:c="1"/></text:span><text:span text:style-name="a856" text:class-names="">віртуальній</text:span><text:span text:style-name="a857" text:class-names=""><text:s text:c="1"/></text:span><text:span text:style-name="a858" text:class-names="">машині</text:span><text:span text:style-name="a859" text:class-names=""><text:s text:c="1"/></text:span><text:span text:style-name="a860" text:class-names="">використовувати</text:span><text:span text:style-name="a861" text:class-names=""><text:s text:c="1"/>флешку.</text:span><text:span text:style-name="a862" text:class-names=""/></text:p>
              </text:list-item>
            </text:list>
            <text:list text:style-name="a867">
              <text:list-item>
                <text:p text:style-name="a866" text:class-names="" text:cond-style-name=""><text:span text:style-name="a86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Титульный слайд">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Заголовок и объект">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Заголовок раздела">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Два объекта">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Сравнение">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Только заголовок">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Пустой слайд">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Объект с подписью">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Рисунок с подписью">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Заголовок и вертикальный текст">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Вертикальный заголовок и текст">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156082" draw:opacity="100%" draw:stroke="solid" svg:stroke-width="0.02083in" svg:stroke-color="#042433" svg:stroke-opacity="100%" draw:stroke-linejoin="miter" svg:stroke-linecap="butt"/>
    </style:default-style>
    <draw:gradient draw:name="a362" draw:style="linear" draw:angle="450" draw:start-color="#156082" draw:end-color="#e97132"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Тема-Office" style:page-layout-name="pageLayout1" draw:style-name="a0">
      <draw:frame draw:id="id0" presentation:style-name="a3" draw:name="Заголовок 1" svg:x="0.91667in" svg:y="0.39931in" svg:width="11.5in" svg:height="1.44965in" presentation:class="title" presentation:placeholder="false">
        <draw:text-box>
          <text:p text:style-name="a2" text:class-names="" text:cond-style-name=""><text:span text:style-name="a1" text:class-names="">Образец заголовка</text:span></text:p>
        </draw:text-box>
        <svg:title/>
        <svg:desc/>
      </draw:frame>
      <draw:frame draw:id="id1" presentation:style-name="a19" draw:name="Текст 2" svg:x="0.91667in" svg:y="1.99653in" svg:width="11.5in" svg:height="4.75868in" presentation:class="outline" presentation:placeholder="false">
        <draw:text-box>
          <text:list text:style-name="a6">
            <text:list-item>
              <text:p text:style-name="a5" text:class-names="" text:cond-style-name=""><text:span text:style-name="a4" text:class-names="">Образец текста</text:span></text:p>
            </text:list-item>
          </text:list>
          <text:list text:style-name="a9">
            <text:list-item>
              <text:list text:style-name="a9">
                <text:list-item>
                  <text:p text:style-name="a8" text:class-names="" text:cond-style-name=""><text:span text:style-name="a7" text:class-names="">Второй уровень</text:span></text:p>
                </text:list-item>
              </text:list>
            </text:list-item>
          </text:list>
          <text:list text:style-name="a12">
            <text:list-item>
              <text:list text:style-name="a12">
                <text:list-item>
                  <text:list text:style-name="a12">
                    <text:list-item>
                      <text:p text:style-name="a11" text:class-names="" text:cond-style-name=""><text:span text:style-name="a10" text:class-names="">Третий уровень</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Четвертый уровень</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Пятый уровень</text:span></text:p>
                            </text:list-item>
                          </text:list>
                        </text:list-item>
                      </text:list>
                    </text:list-item>
                  </text:list>
                </text:list-item>
              </text:list>
            </text:list-item>
          </text:list>
        </draw:text-box>
        <svg:title/>
        <svg:desc/>
      </draw:frame>
      <draw:frame draw:id="id2" presentation:style-name="a24" draw:name="Дата 3" svg:x="0.91667in" svg:y="6.95139in" svg:width="3in" svg:height="0.39931in" presentation:class="date-time" presentation:placeholder="false">
        <draw:text-box>
          <text:p text:style-name="a23" text:class-names="" text:cond-style-name=""><text:span text:style-name="a20" text:class-names=""><text:date text:fixed="false" style:data-style-name="a21">20.09.2024</text:date></text:span><text:span text:style-name="a22" text:class-names=""/></text:p>
        </draw:text-box>
        <svg:title/>
        <svg:desc/>
      </draw:frame>
      <draw:frame draw:id="id3" presentation:style-name="a27" draw:name="Нижний колонтитул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Номер слайда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Титульный-слайд" style:page-layout-name="pageLayout1" draw:style-name="a32">
      <draw:frame draw:id="id5" presentation:style-name="a35" draw:name="Заголовок 1" svg:x="1.66667in" svg:y="1.22743in" svg:width="10in" svg:height="2.61111in" presentation:class="title" presentation:placeholder="false">
        <draw:text-box>
          <text:p text:style-name="a34" text:class-names="" text:cond-style-name=""><text:span text:style-name="a33" text:class-names="">Образец заголовка</text:span></text:p>
        </draw:text-box>
        <svg:title/>
        <svg:desc/>
      </draw:frame>
      <draw:frame draw:id="id6" presentation:style-name="a38" draw:name="Подзаголовок 2" svg:x="1.66667in" svg:y="3.93924in" svg:width="10in" svg:height="1.81076in" presentation:class="subtitle" presentation:placeholder="false">
        <draw:text-box>
          <text:p text:style-name="a37" text:class-names="" text:cond-style-name=""><text:span text:style-name="a36" text:class-names="">Образец подзаголовка</text:span></text:p>
        </draw:text-box>
        <svg:title/>
        <svg:desc/>
      </draw:frame>
      <draw:frame draw:id="id7" presentation:style-name="a43" draw:name="Дата 3" svg:x="0.91667in" svg:y="6.95139in" svg:width="3in" svg:height="0.39931in" presentation:class="date-time" presentation:placeholder="false">
        <draw:text-box>
          <text:p text:style-name="a42" text:class-names="" text:cond-style-name=""><text:span text:style-name="a39" text:class-names=""><text:date text:fixed="false" style:data-style-name="a40">20.09.2024</text:date></text:span><text:span text:style-name="a41" text:class-names=""/></text:p>
        </draw:text-box>
        <svg:title/>
        <svg:desc/>
      </draw:frame>
      <draw:frame draw:id="id8" presentation:style-name="a46" draw:name="Нижний колонтитул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Номер слайда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Заголовок-и-объект" style:page-layout-name="pageLayout1" draw:style-name="a51">
      <draw:frame draw:id="id10" presentation:style-name="a54" draw:name="Заголовок 1" svg:x="0.91667in" svg:y="0.39931in" svg:width="11.5in" svg:height="1.44965in" presentation:class="title" presentation:placeholder="false">
        <draw:text-box>
          <text:p text:style-name="a53" text:class-names="" text:cond-style-name=""><text:span text:style-name="a52" text:class-names="">Образец заголовка</text:span></text:p>
        </draw:text-box>
        <svg:title/>
        <svg:desc/>
      </draw:frame>
      <draw:frame draw:id="id11" presentation:style-name="a70" draw:name="Объект 2" svg:x="0.91667in" svg:y="1.99653in" svg:width="11.5in" svg:height="4.75868in" presentation:class="object" presentation:placeholder="false">
        <draw:text-box>
          <text:list text:style-name="a57">
            <text:list-item>
              <text:p text:style-name="a56" text:class-names="" text:cond-style-name=""><text:span text:style-name="a55" text:class-names="">Образец текста</text:span></text:p>
            </text:list-item>
          </text:list>
          <text:list text:style-name="a60">
            <text:list-item>
              <text:list text:style-name="a60">
                <text:list-item>
                  <text:p text:style-name="a59" text:class-names="" text:cond-style-name=""><text:span text:style-name="a58" text:class-names="">Второй уровень</text:span></text:p>
                </text:list-item>
              </text:list>
            </text:list-item>
          </text:list>
          <text:list text:style-name="a63">
            <text:list-item>
              <text:list text:style-name="a63">
                <text:list-item>
                  <text:list text:style-name="a63">
                    <text:list-item>
                      <text:p text:style-name="a62" text:class-names="" text:cond-style-name=""><text:span text:style-name="a61" text:class-names="">Третий уровень</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Четвертый уровень</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Пятый уровень</text:span></text:p>
                            </text:list-item>
                          </text:list>
                        </text:list-item>
                      </text:list>
                    </text:list-item>
                  </text:list>
                </text:list-item>
              </text:list>
            </text:list-item>
          </text:list>
        </draw:text-box>
        <svg:title/>
        <svg:desc/>
      </draw:frame>
      <draw:frame draw:id="id12" presentation:style-name="a75" draw:name="Дата 3" svg:x="0.91667in" svg:y="6.95139in" svg:width="3in" svg:height="0.39931in" presentation:class="date-time" presentation:placeholder="false">
        <draw:text-box>
          <text:p text:style-name="a74" text:class-names="" text:cond-style-name=""><text:span text:style-name="a71" text:class-names=""><text:date text:fixed="false" style:data-style-name="a72">20.09.2024</text:date></text:span><text:span text:style-name="a73" text:class-names=""/></text:p>
        </draw:text-box>
        <svg:title/>
        <svg:desc/>
      </draw:frame>
      <draw:frame draw:id="id13" presentation:style-name="a78" draw:name="Нижний колонтитул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Номер слайда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Заголовок-раздела" style:page-layout-name="pageLayout1" draw:style-name="a83">
      <draw:frame draw:id="id15" presentation:style-name="a86" draw:name="Заголовок 1" svg:x="0.90972in" svg:y="1.86979in" svg:width="11.5in" svg:height="3.11979in" presentation:class="title" presentation:placeholder="false">
        <draw:text-box>
          <text:p text:style-name="a85" text:class-names="" text:cond-style-name=""><text:span text:style-name="a84" text:class-names="">Образец заголовка</text:span></text:p>
        </draw:text-box>
        <svg:title/>
        <svg:desc/>
      </draw:frame>
      <draw:frame draw:id="id16" presentation:style-name="a90" draw:name="Текст 2" svg:x="0.90972in" svg:y="5.0191in" svg:width="11.5in" svg:height="1.64062in" presentation:class="outline" presentation:placeholder="false">
        <draw:text-box>
          <text:list text:style-name="a89">
            <text:list-item>
              <text:p text:style-name="a88" text:class-names="" text:cond-style-name=""><text:span text:style-name="a87" text:class-names="">Образец текста</text:span></text:p>
            </text:list-item>
          </text:list>
        </draw:text-box>
        <svg:title/>
        <svg:desc/>
      </draw:frame>
      <draw:frame draw:id="id17" presentation:style-name="a95" draw:name="Дата 3" svg:x="0.91667in" svg:y="6.95139in" svg:width="3in" svg:height="0.39931in" presentation:class="date-time" presentation:placeholder="false">
        <draw:text-box>
          <text:p text:style-name="a94" text:class-names="" text:cond-style-name=""><text:span text:style-name="a91" text:class-names=""><text:date text:fixed="false" style:data-style-name="a92">20.09.2024</text:date></text:span><text:span text:style-name="a93" text:class-names=""/></text:p>
        </draw:text-box>
        <svg:title/>
        <svg:desc/>
      </draw:frame>
      <draw:frame draw:id="id18" presentation:style-name="a98" draw:name="Нижний колонтитул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Номер слайда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Два-объекта" style:page-layout-name="pageLayout1" draw:style-name="a103">
      <draw:frame draw:id="id20" presentation:style-name="a106" draw:name="Заголовок 1" svg:x="0.91667in" svg:y="0.39931in" svg:width="11.5in" svg:height="1.44965in" presentation:class="title" presentation:placeholder="false">
        <draw:text-box>
          <text:p text:style-name="a105" text:class-names="" text:cond-style-name=""><text:span text:style-name="a104" text:class-names="">Образец заголовка</text:span></text:p>
        </draw:text-box>
        <svg:title/>
        <svg:desc/>
      </draw:frame>
      <draw:frame draw:id="id21" presentation:style-name="a122" draw:name="Объект 2" svg:x="0.91667in" svg:y="1.99653in" svg:width="5.66667in" svg:height="4.75868in" presentation:class="object" presentation:placeholder="false">
        <draw:text-box>
          <text:list text:style-name="a109">
            <text:list-item>
              <text:p text:style-name="a108" text:class-names="" text:cond-style-name=""><text:span text:style-name="a107" text:class-names="">Образец текста</text:span></text:p>
            </text:list-item>
          </text:list>
          <text:list text:style-name="a112">
            <text:list-item>
              <text:list text:style-name="a112">
                <text:list-item>
                  <text:p text:style-name="a111" text:class-names="" text:cond-style-name=""><text:span text:style-name="a110" text:class-names="">Второй уровень</text:span></text:p>
                </text:list-item>
              </text:list>
            </text:list-item>
          </text:list>
          <text:list text:style-name="a115">
            <text:list-item>
              <text:list text:style-name="a115">
                <text:list-item>
                  <text:list text:style-name="a115">
                    <text:list-item>
                      <text:p text:style-name="a114" text:class-names="" text:cond-style-name=""><text:span text:style-name="a113" text:class-names="">Третий уровень</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Четвертый уровень</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Пятый уровень</text:span></text:p>
                            </text:list-item>
                          </text:list>
                        </text:list-item>
                      </text:list>
                    </text:list-item>
                  </text:list>
                </text:list-item>
              </text:list>
            </text:list-item>
          </text:list>
        </draw:text-box>
        <svg:title/>
        <svg:desc/>
      </draw:frame>
      <draw:frame draw:id="id22" presentation:style-name="a138" draw:name="Объект 3" svg:x="6.75in" svg:y="1.99653in" svg:width="5.66667in" svg:height="4.75868in" presentation:class="object" presentation:placeholder="false">
        <draw:text-box>
          <text:list text:style-name="a125">
            <text:list-item>
              <text:p text:style-name="a124" text:class-names="" text:cond-style-name=""><text:span text:style-name="a123" text:class-names="">Образец текста</text:span></text:p>
            </text:list-item>
          </text:list>
          <text:list text:style-name="a128">
            <text:list-item>
              <text:list text:style-name="a128">
                <text:list-item>
                  <text:p text:style-name="a127" text:class-names="" text:cond-style-name=""><text:span text:style-name="a126" text:class-names="">Второй уровень</text:span></text:p>
                </text:list-item>
              </text:list>
            </text:list-item>
          </text:list>
          <text:list text:style-name="a131">
            <text:list-item>
              <text:list text:style-name="a131">
                <text:list-item>
                  <text:list text:style-name="a131">
                    <text:list-item>
                      <text:p text:style-name="a130" text:class-names="" text:cond-style-name=""><text:span text:style-name="a129" text:class-names="">Третий уровень</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Четвертый уровень</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Пятый уровень</text:span></text:p>
                            </text:list-item>
                          </text:list>
                        </text:list-item>
                      </text:list>
                    </text:list-item>
                  </text:list>
                </text:list-item>
              </text:list>
            </text:list-item>
          </text:list>
        </draw:text-box>
        <svg:title/>
        <svg:desc/>
      </draw:frame>
      <draw:frame draw:id="id23" presentation:style-name="a143" draw:name="Дата 4" svg:x="0.91667in" svg:y="6.95139in" svg:width="3in" svg:height="0.39931in" presentation:class="date-time" presentation:placeholder="false">
        <draw:text-box>
          <text:p text:style-name="a142" text:class-names="" text:cond-style-name=""><text:span text:style-name="a139" text:class-names=""><text:date text:fixed="false" style:data-style-name="a140">20.09.2024</text:date></text:span><text:span text:style-name="a141" text:class-names=""/></text:p>
        </draw:text-box>
        <svg:title/>
        <svg:desc/>
      </draw:frame>
      <draw:frame draw:id="id24" presentation:style-name="a146" draw:name="Нижний колонтитул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Номер слайда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Сравнение" style:page-layout-name="pageLayout1" draw:style-name="a151">
      <draw:frame draw:id="id26" presentation:style-name="a154" draw:name="Заголовок 1" svg:x="0.9184in" svg:y="0.39931in" svg:width="11.5in" svg:height="1.44965in" presentation:class="title" presentation:placeholder="false">
        <draw:text-box>
          <text:p text:style-name="a153" text:class-names="" text:cond-style-name=""><text:span text:style-name="a152" text:class-names="">Образец заголовка</text:span></text:p>
        </draw:text-box>
        <svg:title/>
        <svg:desc/>
      </draw:frame>
      <draw:frame draw:id="id27" presentation:style-name="a158" draw:name="Текст 2" svg:x="0.9184in" svg:y="1.83854in" svg:width="5.64062in" svg:height="0.90104in" presentation:class="outline" presentation:placeholder="false">
        <draw:text-box>
          <text:list text:style-name="a157">
            <text:list-item>
              <text:p text:style-name="a156" text:class-names="" text:cond-style-name=""><text:span text:style-name="a155" text:class-names="">Образец текста</text:span></text:p>
            </text:list-item>
          </text:list>
        </draw:text-box>
        <svg:title/>
        <svg:desc/>
      </draw:frame>
      <draw:frame draw:id="id28" presentation:style-name="a174" draw:name="Объект 3" svg:x="0.9184in" svg:y="2.73958in" svg:width="5.64062in" svg:height="4.02951in" presentation:class="object" presentation:placeholder="false">
        <draw:text-box>
          <text:list text:style-name="a161">
            <text:list-item>
              <text:p text:style-name="a160" text:class-names="" text:cond-style-name=""><text:span text:style-name="a159" text:class-names="">Образец текста</text:span></text:p>
            </text:list-item>
          </text:list>
          <text:list text:style-name="a164">
            <text:list-item>
              <text:list text:style-name="a164">
                <text:list-item>
                  <text:p text:style-name="a163" text:class-names="" text:cond-style-name=""><text:span text:style-name="a162" text:class-names="">Второй уровень</text:span></text:p>
                </text:list-item>
              </text:list>
            </text:list-item>
          </text:list>
          <text:list text:style-name="a167">
            <text:list-item>
              <text:list text:style-name="a167">
                <text:list-item>
                  <text:list text:style-name="a167">
                    <text:list-item>
                      <text:p text:style-name="a166" text:class-names="" text:cond-style-name=""><text:span text:style-name="a165" text:class-names="">Третий уровень</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Четвертый уровень</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Пятый уровень</text:span></text:p>
                            </text:list-item>
                          </text:list>
                        </text:list-item>
                      </text:list>
                    </text:list-item>
                  </text:list>
                </text:list-item>
              </text:list>
            </text:list-item>
          </text:list>
        </draw:text-box>
        <svg:title/>
        <svg:desc/>
      </draw:frame>
      <draw:frame draw:id="id29" presentation:style-name="a178" draw:name="Текст 4" svg:x="6.75in" svg:y="1.83854in" svg:width="5.6684in" svg:height="0.90104in" presentation:class="outline" presentation:placeholder="false">
        <draw:text-box>
          <text:list text:style-name="a177">
            <text:list-item>
              <text:p text:style-name="a176" text:class-names="" text:cond-style-name=""><text:span text:style-name="a175" text:class-names="">Образец текста</text:span></text:p>
            </text:list-item>
          </text:list>
        </draw:text-box>
        <svg:title/>
        <svg:desc/>
      </draw:frame>
      <draw:frame draw:id="id30" presentation:style-name="a194" draw:name="Объект 5" svg:x="6.75in" svg:y="2.73958in" svg:width="5.6684in" svg:height="4.02951in" presentation:class="object" presentation:placeholder="false">
        <draw:text-box>
          <text:list text:style-name="a181">
            <text:list-item>
              <text:p text:style-name="a180" text:class-names="" text:cond-style-name=""><text:span text:style-name="a179" text:class-names="">Образец текста</text:span></text:p>
            </text:list-item>
          </text:list>
          <text:list text:style-name="a184">
            <text:list-item>
              <text:list text:style-name="a184">
                <text:list-item>
                  <text:p text:style-name="a183" text:class-names="" text:cond-style-name=""><text:span text:style-name="a182" text:class-names="">Второй уровень</text:span></text:p>
                </text:list-item>
              </text:list>
            </text:list-item>
          </text:list>
          <text:list text:style-name="a187">
            <text:list-item>
              <text:list text:style-name="a187">
                <text:list-item>
                  <text:list text:style-name="a187">
                    <text:list-item>
                      <text:p text:style-name="a186" text:class-names="" text:cond-style-name=""><text:span text:style-name="a185" text:class-names="">Третий уровень</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Четвертый уровень</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Пятый уровень</text:span></text:p>
                            </text:list-item>
                          </text:list>
                        </text:list-item>
                      </text:list>
                    </text:list-item>
                  </text:list>
                </text:list-item>
              </text:list>
            </text:list-item>
          </text:list>
        </draw:text-box>
        <svg:title/>
        <svg:desc/>
      </draw:frame>
      <draw:frame draw:id="id31" presentation:style-name="a199" draw:name="Дата 6" svg:x="0.91667in" svg:y="6.95139in" svg:width="3in" svg:height="0.39931in" presentation:class="date-time" presentation:placeholder="false">
        <draw:text-box>
          <text:p text:style-name="a198" text:class-names="" text:cond-style-name=""><text:span text:style-name="a195" text:class-names=""><text:date text:fixed="false" style:data-style-name="a196">20.09.2024</text:date></text:span><text:span text:style-name="a197" text:class-names=""/></text:p>
        </draw:text-box>
        <svg:title/>
        <svg:desc/>
      </draw:frame>
      <draw:frame draw:id="id32" presentation:style-name="a202" draw:name="Нижний колонтитул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Номер слайда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Только-заголовок" style:page-layout-name="pageLayout1" draw:style-name="a207">
      <draw:frame draw:id="id34" presentation:style-name="a210" draw:name="Заголовок 1" svg:x="0.91667in" svg:y="0.39931in" svg:width="11.5in" svg:height="1.44965in" presentation:class="title" presentation:placeholder="false">
        <draw:text-box>
          <text:p text:style-name="a209" text:class-names="" text:cond-style-name=""><text:span text:style-name="a208" text:class-names="">Образец заголовка</text:span></text:p>
        </draw:text-box>
        <svg:title/>
        <svg:desc/>
      </draw:frame>
      <draw:frame draw:id="id35" presentation:style-name="a215" draw:name="Дата 2" svg:x="0.91667in" svg:y="6.95139in" svg:width="3in" svg:height="0.39931in" presentation:class="date-time" presentation:placeholder="false">
        <draw:text-box>
          <text:p text:style-name="a214" text:class-names="" text:cond-style-name=""><text:span text:style-name="a211" text:class-names=""><text:date text:fixed="false" style:data-style-name="a212">20.09.2024</text:date></text:span><text:span text:style-name="a213" text:class-names=""/></text:p>
        </draw:text-box>
        <svg:title/>
        <svg:desc/>
      </draw:frame>
      <draw:frame draw:id="id36" presentation:style-name="a218" draw:name="Нижний колонтитул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Номер слайда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Пустой-слайд" style:page-layout-name="pageLayout1" draw:style-name="a223">
      <draw:frame draw:id="id38" presentation:style-name="a228" draw:name="Дата 1" svg:x="0.91667in" svg:y="6.95139in" svg:width="3in" svg:height="0.39931in" presentation:class="date-time" presentation:placeholder="false">
        <draw:text-box>
          <text:p text:style-name="a227" text:class-names="" text:cond-style-name=""><text:span text:style-name="a224" text:class-names=""><text:date text:fixed="false" style:data-style-name="a225">20.09.2024</text:date></text:span><text:span text:style-name="a226" text:class-names=""/></text:p>
        </draw:text-box>
        <svg:title/>
        <svg:desc/>
      </draw:frame>
      <draw:frame draw:id="id39" presentation:style-name="a231" draw:name="Нижний колонтитул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Номер слайда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Объект-с-подписью" style:page-layout-name="pageLayout1" draw:style-name="a236">
      <draw:frame draw:id="id41" presentation:style-name="a239" draw:name="Заголовок 1" svg:x="0.9184in" svg:y="0.5in" svg:width="4.30035in" svg:height="1.75in" presentation:class="title" presentation:placeholder="false">
        <draw:text-box>
          <text:p text:style-name="a238" text:class-names="" text:cond-style-name=""><text:span text:style-name="a237" text:class-names="">Образец заголовка</text:span></text:p>
        </draw:text-box>
        <svg:title/>
        <svg:desc/>
      </draw:frame>
      <draw:frame draw:id="id42" presentation:style-name="a255" draw:name="Объект 2" svg:x="5.6684in" svg:y="1.07986in" svg:width="6.75in" svg:height="5.32986in" presentation:class="object" presentation:placeholder="false">
        <draw:text-box>
          <text:list text:style-name="a242">
            <text:list-item>
              <text:p text:style-name="a241" text:class-names="" text:cond-style-name=""><text:span text:style-name="a240" text:class-names="">Образец текста</text:span></text:p>
            </text:list-item>
          </text:list>
          <text:list text:style-name="a245">
            <text:list-item>
              <text:list text:style-name="a245">
                <text:list-item>
                  <text:p text:style-name="a244" text:class-names="" text:cond-style-name=""><text:span text:style-name="a243" text:class-names="">Второй уровень</text:span></text:p>
                </text:list-item>
              </text:list>
            </text:list-item>
          </text:list>
          <text:list text:style-name="a248">
            <text:list-item>
              <text:list text:style-name="a248">
                <text:list-item>
                  <text:list text:style-name="a248">
                    <text:list-item>
                      <text:p text:style-name="a247" text:class-names="" text:cond-style-name=""><text:span text:style-name="a246" text:class-names="">Третий уровень</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Четвертый уровень</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Пятый уровень</text:span></text:p>
                            </text:list-item>
                          </text:list>
                        </text:list-item>
                      </text:list>
                    </text:list-item>
                  </text:list>
                </text:list-item>
              </text:list>
            </text:list-item>
          </text:list>
        </draw:text-box>
        <svg:title/>
        <svg:desc/>
      </draw:frame>
      <draw:frame draw:id="id43" presentation:style-name="a259" draw:name="Текст 3" svg:x="0.9184in" svg:y="2.25in" svg:width="4.30035in" svg:height="4.1684in" presentation:class="outline" presentation:placeholder="false">
        <draw:text-box>
          <text:list text:style-name="a258">
            <text:list-item>
              <text:p text:style-name="a257" text:class-names="" text:cond-style-name=""><text:span text:style-name="a256" text:class-names="">Образец текста</text:span></text:p>
            </text:list-item>
          </text:list>
        </draw:text-box>
        <svg:title/>
        <svg:desc/>
      </draw:frame>
      <draw:frame draw:id="id44" presentation:style-name="a264" draw:name="Дата 4" svg:x="0.91667in" svg:y="6.95139in" svg:width="3in" svg:height="0.39931in" presentation:class="date-time" presentation:placeholder="false">
        <draw:text-box>
          <text:p text:style-name="a263" text:class-names="" text:cond-style-name=""><text:span text:style-name="a260" text:class-names=""><text:date text:fixed="false" style:data-style-name="a261">20.09.2024</text:date></text:span><text:span text:style-name="a262" text:class-names=""/></text:p>
        </draw:text-box>
        <svg:title/>
        <svg:desc/>
      </draw:frame>
      <draw:frame draw:id="id45" presentation:style-name="a267" draw:name="Нижний колонтитул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Номер слайда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Рисунок-с-подписью" style:page-layout-name="pageLayout1" draw:style-name="a272">
      <draw:frame draw:id="id47" presentation:style-name="a275" draw:name="Заголовок 1" svg:x="0.9184in" svg:y="0.5in" svg:width="4.30035in" svg:height="1.75in" presentation:class="title" presentation:placeholder="false">
        <draw:text-box>
          <text:p text:style-name="a274" text:class-names="" text:cond-style-name=""><text:span text:style-name="a273" text:class-names="">Образец заголовка</text:span></text:p>
        </draw:text-box>
        <svg:title/>
        <svg:desc/>
      </draw:frame>
      <draw:frame draw:id="id48" presentation:style-name="a278" draw:name="Рисунок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Текст 3" svg:x="0.9184in" svg:y="2.25in" svg:width="4.30035in" svg:height="4.1684in" presentation:class="outline" presentation:placeholder="false">
        <draw:text-box>
          <text:list text:style-name="a281">
            <text:list-item>
              <text:p text:style-name="a280" text:class-names="" text:cond-style-name=""><text:span text:style-name="a279" text:class-names="">Образец текста</text:span></text:p>
            </text:list-item>
          </text:list>
        </draw:text-box>
        <svg:title/>
        <svg:desc/>
      </draw:frame>
      <draw:frame draw:id="id50" presentation:style-name="a287" draw:name="Дата 4" svg:x="0.91667in" svg:y="6.95139in" svg:width="3in" svg:height="0.39931in" presentation:class="date-time" presentation:placeholder="false">
        <draw:text-box>
          <text:p text:style-name="a286" text:class-names="" text:cond-style-name=""><text:span text:style-name="a283" text:class-names=""><text:date text:fixed="false" style:data-style-name="a284">20.09.2024</text:date></text:span><text:span text:style-name="a285" text:class-names=""/></text:p>
        </draw:text-box>
        <svg:title/>
        <svg:desc/>
      </draw:frame>
      <draw:frame draw:id="id51" presentation:style-name="a290" draw:name="Нижний колонтитул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Номер слайда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Заголовок-и-вертикальный-текст" style:page-layout-name="pageLayout1" draw:style-name="a295">
      <draw:frame draw:id="id53" presentation:style-name="a298" draw:name="Заголовок 1" svg:x="0.91667in" svg:y="0.39931in" svg:width="11.5in" svg:height="1.44965in" presentation:class="title" presentation:placeholder="false">
        <draw:text-box>
          <text:p text:style-name="a297" text:class-names="" text:cond-style-name=""><text:span text:style-name="a296" text:class-names="">Образец заголовка</text:span></text:p>
        </draw:text-box>
        <svg:title/>
        <svg:desc/>
      </draw:frame>
      <draw:frame draw:id="id54" presentation:style-name="a314" draw:name="Вертикальный текст 2" svg:x="0.91667in" svg:y="1.99653in" svg:width="11.5in" svg:height="4.75868in" presentation:class="outline" presentation:placeholder="false">
        <draw:text-box>
          <text:list text:style-name="a301">
            <text:list-item>
              <text:p text:style-name="a300" text:class-names="" text:cond-style-name=""><text:span text:style-name="a299" text:class-names="">Образец текста</text:span></text:p>
            </text:list-item>
          </text:list>
          <text:list text:style-name="a304">
            <text:list-item>
              <text:list text:style-name="a304">
                <text:list-item>
                  <text:p text:style-name="a303" text:class-names="" text:cond-style-name=""><text:span text:style-name="a302" text:class-names="">Второй уровень</text:span></text:p>
                </text:list-item>
              </text:list>
            </text:list-item>
          </text:list>
          <text:list text:style-name="a307">
            <text:list-item>
              <text:list text:style-name="a307">
                <text:list-item>
                  <text:list text:style-name="a307">
                    <text:list-item>
                      <text:p text:style-name="a306" text:class-names="" text:cond-style-name=""><text:span text:style-name="a305" text:class-names="">Третий уровень</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Четвертый уровень</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Пятый уровень</text:span></text:p>
                            </text:list-item>
                          </text:list>
                        </text:list-item>
                      </text:list>
                    </text:list-item>
                  </text:list>
                </text:list-item>
              </text:list>
            </text:list-item>
          </text:list>
        </draw:text-box>
        <svg:title/>
        <svg:desc/>
      </draw:frame>
      <draw:frame draw:id="id55" presentation:style-name="a319" draw:name="Дата 3" svg:x="0.91667in" svg:y="6.95139in" svg:width="3in" svg:height="0.39931in" presentation:class="date-time" presentation:placeholder="false">
        <draw:text-box>
          <text:p text:style-name="a318" text:class-names="" text:cond-style-name=""><text:span text:style-name="a315" text:class-names=""><text:date text:fixed="false" style:data-style-name="a316">20.09.2024</text:date></text:span><text:span text:style-name="a317" text:class-names=""/></text:p>
        </draw:text-box>
        <svg:title/>
        <svg:desc/>
      </draw:frame>
      <draw:frame draw:id="id56" presentation:style-name="a322" draw:name="Нижний колонтитул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Номер слайда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Вертикальный-заголовок-и-текст" style:page-layout-name="pageLayout1" draw:style-name="a327">
      <draw:frame draw:id="id58" presentation:style-name="a330" draw:name="Вертикальный заголовок 1" svg:x="9.54167in" svg:y="0.39931in" svg:width="2.875in" svg:height="6.3559in" presentation:class="title" presentation:placeholder="false">
        <draw:text-box>
          <text:p text:style-name="a329" text:class-names="" text:cond-style-name=""><text:span text:style-name="a328" text:class-names="">Образец заголовка</text:span></text:p>
        </draw:text-box>
        <svg:title/>
        <svg:desc/>
      </draw:frame>
      <draw:frame draw:id="id59" presentation:style-name="a346" draw:name="Вертикальный текст 2" svg:x="0.91667in" svg:y="0.39931in" svg:width="8.45833in" svg:height="6.3559in" presentation:class="outline" presentation:placeholder="false">
        <draw:text-box>
          <text:list text:style-name="a333">
            <text:list-item>
              <text:p text:style-name="a332" text:class-names="" text:cond-style-name=""><text:span text:style-name="a331" text:class-names="">Образец текста</text:span></text:p>
            </text:list-item>
          </text:list>
          <text:list text:style-name="a336">
            <text:list-item>
              <text:list text:style-name="a336">
                <text:list-item>
                  <text:p text:style-name="a335" text:class-names="" text:cond-style-name=""><text:span text:style-name="a334" text:class-names="">Второй уровень</text:span></text:p>
                </text:list-item>
              </text:list>
            </text:list-item>
          </text:list>
          <text:list text:style-name="a339">
            <text:list-item>
              <text:list text:style-name="a339">
                <text:list-item>
                  <text:list text:style-name="a339">
                    <text:list-item>
                      <text:p text:style-name="a338" text:class-names="" text:cond-style-name=""><text:span text:style-name="a337" text:class-names="">Третий уровень</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Четвертый уровень</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Пятый уровень</text:span></text:p>
                            </text:list-item>
                          </text:list>
                        </text:list-item>
                      </text:list>
                    </text:list-item>
                  </text:list>
                </text:list-item>
              </text:list>
            </text:list-item>
          </text:list>
        </draw:text-box>
        <svg:title/>
        <svg:desc/>
      </draw:frame>
      <draw:frame draw:id="id60" presentation:style-name="a351" draw:name="Дата 3" svg:x="0.91667in" svg:y="6.95139in" svg:width="3in" svg:height="0.39931in" presentation:class="date-time" presentation:placeholder="false">
        <draw:text-box>
          <text:p text:style-name="a350" text:class-names="" text:cond-style-name=""><text:span text:style-name="a347" text:class-names=""><text:date text:fixed="false" style:data-style-name="a348">20.09.2024</text:date></text:span><text:span text:style-name="a349" text:class-names=""/></text:p>
        </draw:text-box>
        <svg:title/>
        <svg:desc/>
      </draw:frame>
      <draw:frame draw:id="id61" presentation:style-name="a354" draw:name="Нижний колонтитул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Номер слайда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4-09-20T18:44:49Z</meta:creation-date>
    <dc:date>2024-09-20T20:45:59Z</dc:date>
    <meta:editing-cycles>97</meta:editing-cycles>
    <meta:editing-duration>PT0S</meta:editing-duration>
    <meta:document-statistic meta:paragraph-count="0" meta:word-count="0"/>
  </office:meta>
</office:document-meta>
</file>